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ffee2" officeooo:paragraph-rsid="000ffee2"/>
    </style:style>
    <style:style style:name="P2" style:family="paragraph" style:parent-style-name="Preformatted_20_Text">
      <style:text-properties officeooo:rsid="001d4518" officeooo:paragraph-rsid="001804bb"/>
    </style:style>
    <style:style style:name="P3" style:family="paragraph" style:parent-style-name="Preformatted_20_Text">
      <style:text-properties officeooo:rsid="0016d540" officeooo:paragraph-rsid="0016d540"/>
    </style:style>
    <style:style style:name="P4" style:family="paragraph" style:parent-style-name="Preformatted_20_Text">
      <style:text-properties officeooo:rsid="001f7b01" officeooo:paragraph-rsid="001f7b01"/>
    </style:style>
    <style:style style:name="P5" style:family="paragraph" style:parent-style-name="Preformatted_20_Text" style:list-style-name="L1">
      <style:text-properties officeooo:rsid="000ffee2" officeooo:paragraph-rsid="000ffee2"/>
    </style:style>
    <style:style style:name="P6" style:family="paragraph" style:parent-style-name="Preformatted_20_Text" style:list-style-name="L1">
      <style:text-properties officeooo:rsid="0016d540" officeooo:paragraph-rsid="0016d540"/>
    </style:style>
    <style:style style:name="P7" style:family="paragraph" style:parent-style-name="Preformatted_20_Text" style:list-style-name="L2">
      <style:text-properties officeooo:rsid="0016d540" officeooo:paragraph-rsid="0016d540"/>
    </style:style>
    <style:style style:name="P8" style:family="paragraph" style:parent-style-name="Preformatted_20_Text" style:list-style-name="L1">
      <style:text-properties officeooo:rsid="001f7b01" officeooo:paragraph-rsid="001f7b01"/>
    </style:style>
    <style:style style:name="P9" style:family="paragraph" style:parent-style-name="Preformatted_20_Text" style:list-style-name="L2">
      <style:text-properties officeooo:rsid="001f7b01" officeooo:paragraph-rsid="001f7b01"/>
    </style:style>
    <style:style style:name="P10" style:family="paragraph" style:parent-style-name="Preformatted_20_Text" style:list-style-name="L2">
      <style:text-properties officeooo:rsid="00208dd5" officeooo:paragraph-rsid="00208dd5"/>
    </style:style>
    <style:style style:name="P11" style:family="paragraph" style:parent-style-name="Preformatted_20_Text" style:list-style-name="L1">
      <style:text-properties officeooo:rsid="0026ef8c" officeooo:paragraph-rsid="0026ef8c"/>
    </style:style>
    <style:style style:name="T1" style:family="text">
      <style:text-properties officeooo:rsid="001b60ab"/>
    </style:style>
    <style:style style:name="T2" style:family="text">
      <style:text-properties officeooo:rsid="001d4518"/>
    </style:style>
    <style:style style:name="T3" style:family="text">
      <style:text-properties officeooo:rsid="001f7b01"/>
    </style:style>
    <style:style style:name="T4" style:family="text">
      <style:text-properties officeooo:rsid="0026925d"/>
    </style:style>
    <style:style style:name="T5" style:family="text">
      <style:text-properties officeooo:rsid="00279858"/>
    </style:style>
    <style:style style:name="T6" style:family="text">
      <style:text-properties officeooo:rsid="00284ee4"/>
    </style:style>
    <style:style style:name="T7" style:family="text">
      <style:text-properties officeooo:rsid="002a12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obot specifications:</text:h>
      <text:p text:style-name="P1"/>
      <text:list xml:id="list4106655444" text:style-name="L1">
        <text:list-item>
          <text:p text:style-name="P5"><text:span text:style-name="T1">Max_</text:span>Voltage = <text:span text:style-name="T1">9</text:span> V</text:p>
        </text:list-item>
        <text:list-item>
          <text:p text:style-name="P5"><text:span text:style-name="T1">Max_</text:span>Current = 8<text:span text:style-name="T2">6</text:span> <text:span text:style-name="T2">m</text:span>A</text:p>
        </text:list-item>
        <text:list-item>
          <text:p text:style-name="P5">Max_Power = <text:span text:style-name="T2">775 </text:span>mW</text:p>
        </text:list-item>
        <text:list-item>
          <text:p text:style-name="P5">Wheel diameter = 30.4 mm</text:p>
        </text:list-item>
        <text:list-item>
          <text:p text:style-name="P6">Max RPM = 250</text:p>
        </text:list-item>
        <text:list-item>
          <text:p text:style-name="P8">Weight = 220 g (with batteries)</text:p>
        </text:list-item>
        <text:list-item>
          <text:p text:style-name="P11"><text:span text:style-name="T5">Motors</text:span> Speed at 50% = 14<text:span text:style-name="T7">6</text:span> RPM</text:p>
        </text:list-item>
      </text:list>
      <text:h text:style-name="Heading_20_1" text:outline-level="1">Robot requirements:</text:h>
      <text:p text:style-name="P3"/>
      <text:list xml:id="list297353484" text:style-name="L2">
        <text:list-item>
          <text:p text:style-name="P9">Robot should have two “pillars”.</text:p>
        </text:list-item>
        <text:list-item>
          <text:p text:style-name="P9">The pillars are meant to identify the pose of the robot by the scanner.</text:p>
        </text:list-item>
        <text:list-item>
          <text:p text:style-name="P9">The robot should have a marker holder.</text:p>
        </text:list-item>
        <text:list-item>
          <text:p text:style-name="P10">The robot should draw a given path using the marker.</text:p>
        </text:list-item>
        <text:list-item>
          <text:p text:style-name="P7"><text:span text:style-name="T3">Robot sp</text:span>eed <text:span text:style-name="T3">should be between </text:span>0.1<text:span text:style-name="T4">5</text:span> – 0.2<text:span text:style-name="T4">5</text:span> m/</text:p>
        </text:list-item>
      </text:list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12T20:33:12.092800758</dc:date>
    <meta:editing-duration>PT6H1M2S</meta:editing-duration>
    <meta:editing-cycles>13</meta:editing-cycles>
    <meta:document-statistic meta:table-count="0" meta:image-count="0" meta:object-count="0" meta:page-count="1" meta:paragraph-count="14" meta:word-count="94" meta:character-count="440" meta:non-whitespace-character-count="371"/>
  </office:meta>
</office:document-meta>
</file>